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307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in"/>
    </style:style>
    <style:style style:name="ce5" style:family="table-cell" style:parent-style-name="Default">
      <style:table-cell-properties fo:background-color="#99ccff"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 style:data-style-name="N84">
      <style:table-cell-properties fo:background-color="#ff420e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420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420e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420e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T1" style:family="text">
      <style:text-properties style:font-name="Arial" style:font-name-asian="Microsoft YaHei" style:font-name-complex="Mang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CS/IT 490 WD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Fall 2013, Rachel J. Morri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R 5:30 pm – 6:45 pm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Classes begin on August 19th and end on December 6th. </text:p>
          </table:table-cell>
          <table:covered-table-cell table:number-columns-repeated="2"/>
          <table:table-cell/>
        </table:table-row>
        <table:table-row table:style-name="ro2">
          <table:table-cell table:style-name="ce1" office:value-type="string" table:number-columns-spanned="3" table:number-rows-spanned="1">
            <text:p>Final exam is Tuesday, Dec. 10, 5:45-7:45 p.m.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Week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3">
          <table:table-cell table:style-name="ce4" office:value-type="date" office:date-value="2013-08-20">
            <text:p>2013-08-20</text:p>
          </table:table-cell>
          <table:table-cell table:style-name="ce4" office:value-type="string">
            <text:p>Tuesday</text:p>
          </table:table-cell>
          <table:table-cell office:value-type="string">
            <text:p>Syllabus</text:p>
            <text:p>Class Website</text:p>
            <text:p>Discuss group project</text:p>
            <text:p>Lecture: Intro to Web Development</text:p>
          </table:table-cell>
          <table:table-cell/>
        </table:table-row>
        <table:table-row table:style-name="ro4">
          <table:table-cell table:style-name="ce4" table:formula="of:=[.A8]+2" office:value-type="date" office:date-value="2013-08-22">
            <text:p>2013-08-22</text:p>
          </table:table-cell>
          <table:table-cell table:style-name="ce4" office:value-type="string">
            <text:p>Thursday</text:p>
          </table:table-cell>
          <table:table-cell office:value-type="string">
            <text:p>Organize into Groups</text:p>
            <text:p>Discuss group project &amp; project management</text:p>
          </table:table-cell>
          <table:table-cell office:value-type="string">
            <text:p>Group info due (in-class)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7]+1" office:value-type="float" office:value="2">
            <text:p>2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2">
          <table:table-cell table:style-name="ce4" table:formula="of:=[.A8]+7" office:value-type="date" office:date-value="2013-08-27">
            <text:p>2013-08-27</text:p>
          </table:table-cell>
          <table:table-cell table:style-name="ce4" office:value-type="string">
            <text:p>Tuesday</text:p>
          </table:table-cell>
          <table:table-cell office:value-type="string">
            <text:p>Lecture: BitBucket and Git (How To)</text:p>
          </table:table-cell>
          <table:table-cell office:value-type="string">
            <text:p>Sprint 1 Plan due</text:p>
          </table:table-cell>
        </table:table-row>
        <table:table-row table:style-name="ro1">
          <table:table-cell table:style-name="ce4" table:formula="of:=[.A9]+7" office:value-type="date" office:date-value="2013-08-29">
            <text:p>2013-08-29</text:p>
          </table:table-cell>
          <table:table-cell table:style-name="ce4" office:value-type="string">
            <text:p>Thursday</text:p>
          </table:table-cell>
          <table:table-cell/>
          <table:table-cell office:value-type="string">
            <text:p>Project Plan due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11]+1" office:value-type="float" office:value="3">
            <text:p>3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1">
          <table:table-cell table:style-name="ce4" table:formula="of:=[.A12]+7" office:value-type="date" office:date-value="2013-09-03">
            <text:p>2013-09-03</text:p>
          </table:table-cell>
          <table:table-cell table:style-name="ce4"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13]+7" office:value-type="date" office:date-value="2013-09-05">
            <text:p>2013-09-05</text:p>
          </table:table-cell>
          <table:table-cell table:style-name="ce4"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15]+1" office:value-type="float" office:value="4">
            <text:p>4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5">
          <table:table-cell table:style-name="ce4" table:formula="of:=[.A16]+7" office:value-type="date" office:date-value="2013-09-10">
            <text:p>2013-09-10</text:p>
          </table:table-cell>
          <table:table-cell table:style-name="ce4" office:value-type="string">
            <text:p>Tuesday</text:p>
          </table:table-cell>
          <table:table-cell/>
          <table:table-cell table:style-name="Default" office:value-type="string">
            <text:p>Sprint 1 Over</text:p>
            <text:p>Postmortem due</text:p>
            <text:p>Showcase</text:p>
          </table:table-cell>
        </table:table-row>
        <table:table-row table:style-name="ro1">
          <table:table-cell table:style-name="ce4" table:formula="of:=[.A17]+7" office:value-type="date" office:date-value="2013-09-12">
            <text:p>2013-09-12</text:p>
          </table:table-cell>
          <table:table-cell table:style-name="ce4" office:value-type="string">
            <text:p>Thursday</text:p>
          </table:table-cell>
          <table:table-cell/>
          <table:table-cell table:style-name="Default" office:value-type="string">
            <text:p>Sprint 2 Plan due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19]+1" office:value-type="float" office:value="5">
            <text:p>5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1">
          <table:table-cell table:style-name="ce4" table:formula="of:=[.A20]+7" office:value-type="date" office:date-value="2013-09-17">
            <text:p>2013-09-17</text:p>
          </table:table-cell>
          <table:table-cell table:style-name="ce4"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21]+7" office:value-type="date" office:date-value="2013-09-19">
            <text:p>2013-09-19</text:p>
          </table:table-cell>
          <table:table-cell table:style-name="ce4"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23]+1" office:value-type="float" office:value="6">
            <text:p>6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1">
          <table:table-cell table:style-name="ce4" table:formula="of:=[.A24]+7" office:value-type="date" office:date-value="2013-09-24">
            <text:p>2013-09-24</text:p>
          </table:table-cell>
          <table:table-cell table:style-name="ce4"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25]+7" office:value-type="date" office:date-value="2013-09-26">
            <text:p>2013-09-26</text:p>
          </table:table-cell>
          <table:table-cell table:style-name="ce4" office:value-type="string">
            <text:p>Thursday</text:p>
          </table:table-cell>
          <table:table-cell/>
          <table:table-cell table:style-name="Default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27]+1" office:value-type="float" office:value="7">
            <text:p>7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1">
          <table:table-cell table:style-name="ce4" table:formula="of:=[.A28]+7" office:value-type="date" office:date-value="2013-10-01">
            <text:p>2013-10-01</text:p>
          </table:table-cell>
          <table:table-cell table:style-name="ce4"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29]+7" office:value-type="date" office:date-value="2013-10-03">
            <text:p>2013-10-03</text:p>
          </table:table-cell>
          <table:table-cell table:style-name="ce4"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31]+1" office:value-type="float" office:value="8">
            <text:p>8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5">
          <table:table-cell table:style-name="ce4" table:formula="of:=[.A32]+7" office:value-type="date" office:date-value="2013-10-08">
            <text:p>2013-10-08</text:p>
          </table:table-cell>
          <table:table-cell table:style-name="ce4" office:value-type="string">
            <text:p>Tuesday</text:p>
          </table:table-cell>
          <table:table-cell/>
          <table:table-cell office:value-type="string">
            <text:p>Sprint 2 Over</text:p>
            <text:p><text:span text:style-name="T1">Postmortem due</text:span></text:p>
            <text:p><text:span text:style-name="T1">Showcase</text:span></text:p>
          </table:table-cell>
        </table:table-row>
        <table:table-row table:style-name="ro1">
          <table:table-cell table:style-name="ce4" table:formula="of:=[.A33]+7" office:value-type="date" office:date-value="2013-10-10">
            <text:p>2013-10-10</text:p>
          </table:table-cell>
          <table:table-cell table:style-name="ce4" office:value-type="string">
            <text:p>Thursday</text:p>
          </table:table-cell>
          <table:table-cell/>
          <table:table-cell office:value-type="string">
            <text:p>Sprint 3 Plan due</text:p>
          </table:table-cell>
        </table:table-row>
        <table:table-row table:style-name="ro1">
          <table:table-cell table:style-name="ce6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35]+1" office:value-type="float" office:value="9">
            <text:p>9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1">
          <table:table-cell table:style-name="ce4" table:formula="of:=[.A36]+7" office:value-type="date" office:date-value="2013-10-15">
            <text:p>2013-10-15</text:p>
          </table:table-cell>
          <table:table-cell table:style-name="ce4"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40]+2" office:value-type="date" office:date-value="2013-10-17">
            <text:p>2013-10-17</text:p>
          </table:table-cell>
          <table:table-cell table:style-name="ce4"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39]+1" office:value-type="float" office:value="10">
            <text:p>10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1">
          <table:table-cell table:style-name="ce4" table:formula="of:=[.A40]+7" office:value-type="date" office:date-value="2013-10-22">
            <text:p>2013-10-22</text:p>
          </table:table-cell>
          <table:table-cell table:style-name="ce4"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41]+7" office:value-type="date" office:date-value="2013-10-24">
            <text:p>2013-10-24</text:p>
          </table:table-cell>
          <table:table-cell table:style-name="ce4"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43]+1" office:value-type="float" office:value="11">
            <text:p>11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1">
          <table:table-cell table:style-name="ce4" table:formula="of:=[.A44]+7" office:value-type="date" office:date-value="2013-10-29">
            <text:p>2013-10-29</text:p>
          </table:table-cell>
          <table:table-cell table:style-name="ce4"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45]+7" office:value-type="date" office:date-value="2013-10-31">
            <text:p>2013-10-31</text:p>
          </table:table-cell>
          <table:table-cell table:style-name="ce4"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47]+1" office:value-type="float" office:value="12">
            <text:p>12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5">
          <table:table-cell table:style-name="ce4" table:formula="of:=[.A48]+7" office:value-type="date" office:date-value="2013-11-05">
            <text:p>2013-11-05</text:p>
          </table:table-cell>
          <table:table-cell table:style-name="ce4" office:value-type="string">
            <text:p>Tuesday</text:p>
          </table:table-cell>
          <table:table-cell/>
          <table:table-cell office:value-type="string">
            <text:p>Sprint 3 Over</text:p>
            <text:p><text:span text:style-name="T1">Postmortem due</text:span></text:p>
            <text:p><text:span text:style-name="T1">Showcase</text:span></text:p>
          </table:table-cell>
        </table:table-row>
        <table:table-row table:style-name="ro1">
          <table:table-cell table:style-name="ce4" table:formula="of:=[.A49]+7" office:value-type="date" office:date-value="2013-11-07">
            <text:p>2013-11-07</text:p>
          </table:table-cell>
          <table:table-cell table:style-name="ce4" office:value-type="string">
            <text:p>Thursday</text:p>
          </table:table-cell>
          <table:table-cell/>
          <table:table-cell table:style-name="Default" office:value-type="string">
            <text:p>Sprint 4 Plan due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51]+1" office:value-type="float" office:value="13">
            <text:p>13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1">
          <table:table-cell table:style-name="ce4" table:formula="of:=[.A52]+7" office:value-type="date" office:date-value="2013-11-12">
            <text:p>2013-11-12</text:p>
          </table:table-cell>
          <table:table-cell table:style-name="ce4" office:value-type="string">
            <text:p>Tuesday</text:p>
          </table:table-cell>
          <table:table-cell/>
          <table:table-cell table:style-name="Default"/>
        </table:table-row>
        <table:table-row table:style-name="ro1">
          <table:table-cell table:style-name="ce4" table:formula="of:=[.A53]+7" office:value-type="date" office:date-value="2013-11-14">
            <text:p>2013-11-14</text:p>
          </table:table-cell>
          <table:table-cell table:style-name="ce4"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55]+1" office:value-type="float" office:value="14">
            <text:p>14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1">
          <table:table-cell table:style-name="ce4" table:formula="of:=[.A56]+7" office:value-type="date" office:date-value="2013-11-19">
            <text:p>2013-11-19</text:p>
          </table:table-cell>
          <table:table-cell table:style-name="ce4"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57]+7" office:value-type="date" office:date-value="2013-11-21">
            <text:p>2013-11-21</text:p>
          </table:table-cell>
          <table:table-cell table:style-name="ce4" office:value-type="string">
            <text:p>Thursday</text:p>
          </table:table-cell>
          <table:table-cell/>
          <table:table-cell table:style-name="Default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59]+1" office:value-type="float" office:value="15">
            <text:p>15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1">
          <table:table-cell table:style-name="ce4" table:formula="of:=[.A60]+7" office:value-type="date" office:date-value="2013-11-26">
            <text:p>2013-11-26</text:p>
          </table:table-cell>
          <table:table-cell table:style-name="ce4" office:value-type="string">
            <text:p>Tuesday</text:p>
          </table:table-cell>
          <table:table-cell table:style-name="ce12" office:value-type="string">
            <text:p>Thanksgiving Holiday</text:p>
          </table:table-cell>
          <table:table-cell/>
        </table:table-row>
        <table:table-row table:style-name="ro1">
          <table:table-cell table:style-name="ce4" table:formula="of:=[.A61]+7" office:value-type="date" office:date-value="2013-11-28">
            <text:p>2013-11-28</text:p>
          </table:table-cell>
          <table:table-cell table:style-name="ce4" office:value-type="string">
            <text:p>Thursday</text:p>
          </table:table-cell>
          <table:table-cell table:style-name="ce12" office:value-type="string">
            <text:p>Thanksgiving Holiday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 office:value-type="string">
            <text:p>Week</text:p>
          </table:table-cell>
          <table:table-cell table:style-name="ce9" table:formula="of:=[.B63]+1" office:value-type="float" office:value="16">
            <text:p>16</text:p>
          </table:table-cell>
          <table:table-cell table:style-name="ce11" office:value-type="string">
            <text:p>Topics</text:p>
          </table:table-cell>
          <table:table-cell table:style-name="ce3"/>
        </table:table-row>
        <table:table-row table:style-name="ro1">
          <table:table-cell table:style-name="ce4" table:formula="of:=[.A64]+7" office:value-type="date" office:date-value="2013-12-03">
            <text:p>2013-12-03</text:p>
          </table:table-cell>
          <table:table-cell table:style-name="ce4" office:value-type="string">
            <text:p>Tuesday</text:p>
          </table:table-cell>
          <table:table-cell table:number-columns-repeated="2"/>
        </table:table-row>
        <table:table-row table:style-name="ro5">
          <table:table-cell table:style-name="ce4" table:formula="of:=[.A65]+7" office:value-type="date" office:date-value="2013-12-05">
            <text:p>2013-12-05</text:p>
          </table:table-cell>
          <table:table-cell table:style-name="ce4" office:value-type="string">
            <text:p>Thursday</text:p>
          </table:table-cell>
          <table:table-cell/>
          <table:table-cell office:value-type="string">
            <text:p>Final Product Due</text:p>
            <text:p><text:span text:style-name="T1">Postmortem due</text:span></text:p>
            <text:p><text:span text:style-name="T1">Showcase</text:span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date" office:date-value="2013-12-10">
            <text:p>2013-12-10</text:p>
          </table:table-cell>
          <table:table-cell table:style-name="ce10"/>
          <table:table-cell table:style-name="ce12" office:value-type="string">
            <text:p>5:45 – 7:45 pm FINAL EXAM</text:p>
          </table:table-cell>
          <table:table-cell table:style-name="ce13"/>
        </table:table-row>
        <table:table-row table:style-name="ro1" table:number-rows-repeated="104850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 style:data-style-name="N2" text:time-value="0000-00-00T13:52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4:18:10.90</meta:creation-date>
    <meta:generator>LibreOffice/4.0.2.2$Linux_X86_64 LibreOffice_project/400m0$Build-2</meta:generator>
    <dc:date>2013-08-12T14:56:28</dc:date>
    <meta:editing-duration>PT1H33M57S</meta:editing-duration>
    <meta:editing-cycles>78</meta:editing-cycles>
    <meta:document-statistic meta:table-count="1" meta:cell-count="134" meta:object-count="0"/>
  </office:meta>
</office:document-meta>
</file>